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5.796cm" table:align="left"/>
    </style:style>
    <style:style style:name="Table2.A" style:family="table-column">
      <style:table-column-properties style:column-width="0.993cm"/>
    </style:style>
    <style:style style:name="Table2.B" style:family="table-column">
      <style:table-column-properties style:column-width="1.009cm"/>
    </style:style>
    <style:style style:name="Table2.C" style:family="table-column">
      <style:table-column-properties style:column-width="0.991cm"/>
    </style:style>
    <style:style style:name="Table2.D" style:family="table-column">
      <style:table-column-properties style:column-width="0.907cm"/>
    </style:style>
    <style:style style:name="Table2.F" style:family="table-column">
      <style:table-column-properties style:column-width="0.905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1" style:family="table">
      <style:table-properties style:width="9.4cm" table:align="left"/>
    </style:style>
    <style:style style:name="Table1.A" style:family="table-column">
      <style:table-column-properties style:column-width="4.891cm"/>
    </style:style>
    <style:style style:name="Table1.B" style:family="table-column">
      <style:table-column-properties style:column-width="4.50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0.791cm" table:align="left"/>
    </style:style>
    <style:style style:name="Table3.A" style:family="table-column">
      <style:table-column-properties style:column-width="2.803cm"/>
    </style:style>
    <style:style style:name="Table3.B" style:family="table-column">
      <style:table-column-properties style:column-width="2.489cm"/>
    </style:style>
    <style:style style:name="Table3.C" style:family="table-column">
      <style:table-column-properties style:column-width="2.907cm"/>
    </style:style>
    <style:style style:name="Table3.D" style:family="table-column">
      <style:table-column-properties style:column-width="2.59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61cf" officeooo:paragraph-rsid="0016ce48"/>
    </style:style>
    <style:style style:name="P2" style:family="paragraph" style:parent-style-name="Standard">
      <style:text-properties officeooo:rsid="001361cf" officeooo:paragraph-rsid="001c12e1"/>
    </style:style>
    <style:style style:name="P3" style:family="paragraph" style:parent-style-name="Standard">
      <style:text-properties officeooo:rsid="001361cf" officeooo:paragraph-rsid="002f1787"/>
    </style:style>
    <style:style style:name="P4" style:family="paragraph" style:parent-style-name="Standard">
      <style:text-properties officeooo:rsid="00188c53" officeooo:paragraph-rsid="00188c53"/>
    </style:style>
    <style:style style:name="P5" style:family="paragraph" style:parent-style-name="Standard">
      <style:text-properties fo:font-weight="bold" officeooo:rsid="00188c53" officeooo:paragraph-rsid="00188c53" style:font-weight-asian="bold" style:font-weight-complex="bold"/>
    </style:style>
    <style:style style:name="P6" style:family="paragraph" style:parent-style-name="Standard">
      <style:text-properties officeooo:rsid="0018f776" officeooo:paragraph-rsid="0018f776"/>
    </style:style>
    <style:style style:name="P7" style:family="paragraph" style:parent-style-name="Standard">
      <style:text-properties officeooo:rsid="001a96e7" officeooo:paragraph-rsid="001a96e7"/>
    </style:style>
    <style:style style:name="P8" style:family="paragraph" style:parent-style-name="Standard">
      <style:text-properties officeooo:rsid="001c12e1" officeooo:paragraph-rsid="001c12e1"/>
    </style:style>
    <style:style style:name="P9" style:family="paragraph" style:parent-style-name="Standard">
      <style:paragraph-properties fo:text-align="start" style:justify-single-word="false"/>
      <style:text-properties officeooo:rsid="00210c0d" officeooo:paragraph-rsid="00210c0d"/>
    </style:style>
    <style:style style:name="P10" style:family="paragraph" style:parent-style-name="Standard">
      <style:paragraph-properties fo:text-align="start" style:justify-single-word="false"/>
      <style:text-properties officeooo:rsid="00230f2c" officeooo:paragraph-rsid="00230f2c"/>
    </style:style>
    <style:style style:name="P11" style:family="paragraph" style:parent-style-name="Standard">
      <style:paragraph-properties fo:text-align="start" style:justify-single-word="false"/>
      <style:text-properties officeooo:rsid="00241456" officeooo:paragraph-rsid="00241456"/>
    </style:style>
    <style:style style:name="P12" style:family="paragraph" style:parent-style-name="Standard">
      <style:text-properties officeooo:rsid="00151efa" officeooo:paragraph-rsid="001c12e1"/>
    </style:style>
    <style:style style:name="P13" style:family="paragraph" style:parent-style-name="Standard">
      <style:text-properties officeooo:rsid="00151efa" officeooo:paragraph-rsid="001a96e7"/>
    </style:style>
    <style:style style:name="P14" style:family="paragraph" style:parent-style-name="Standard">
      <style:paragraph-properties fo:text-align="start" style:justify-single-word="false"/>
      <style:text-properties fo:color="#000000" style:text-line-through-style="none" style:text-line-through-type="none" style:text-underline-style="none" officeooo:rsid="001e32fe" officeooo:paragraph-rsid="001e32fe" style:text-blinking="false" fo:background-color="#ffffff" fo:padding="0cm" fo:border="none"/>
    </style:style>
    <style:style style:name="P15" style:family="paragraph" style:parent-style-name="Standard">
      <style:paragraph-properties fo:text-align="start" style:justify-single-word="false"/>
      <style:text-properties fo:color="#000000" style:text-line-through-style="none" style:text-line-through-type="none" style:text-underline-style="none" officeooo:paragraph-rsid="001e32fe" style:text-blinking="false" fo:background-color="#ffffff" fo:padding="0cm" fo:border="none"/>
    </style:style>
    <style:style style:name="P16" style:family="paragraph" style:parent-style-name="Standard">
      <style:paragraph-properties fo:text-align="start" style:justify-single-word="false"/>
      <style:text-properties fo:color="#000000" style:text-line-through-style="none" style:text-line-through-type="none" style:text-underline-style="none" officeooo:rsid="001fa217" officeooo:paragraph-rsid="001fa217" style:text-blinking="false" fo:background-color="#ffffff" fo:padding="0cm" fo:border="none"/>
    </style:style>
    <style:style style:name="P17" style:family="paragraph" style:parent-style-name="Standard">
      <style:paragraph-properties fo:text-align="start" style:justify-single-word="false"/>
      <style:text-properties fo:color="#000000" style:text-line-through-style="none" style:text-line-through-type="none" style:text-underline-style="none" officeooo:rsid="00210c0d" officeooo:paragraph-rsid="00210c0d" style:text-blinking="false" fo:background-color="#ffffff" fo:padding="0cm" fo:border="none"/>
    </style:style>
    <style:style style:name="P18" style:family="paragraph" style:parent-style-name="Standard">
      <style:paragraph-properties fo:text-align="start" style:justify-single-word="false"/>
      <style:text-properties fo:color="#000000" style:text-line-through-style="none" style:text-line-through-type="none" style:text-underline-style="none" officeooo:rsid="00230f2c" officeooo:paragraph-rsid="00230f2c" style:text-blinking="false" fo:background-color="#ffffff" fo:padding="0cm" fo:border="none"/>
    </style:style>
    <style:style style:name="P19" style:family="paragraph" style:parent-style-name="Standard">
      <style:paragraph-properties fo:text-align="start" style:justify-single-word="false"/>
      <style:text-properties fo:color="#000000" style:text-line-through-style="none" style:text-line-through-type="none" style:text-underline-style="none" officeooo:rsid="00241456" officeooo:paragraph-rsid="00241456" style:text-blinking="false" fo:background-color="#ffffff" fo:padding="0cm" fo:border="none"/>
    </style:style>
    <style:style style:name="P20" style:family="paragraph" style:parent-style-name="Standard">
      <style:paragraph-properties fo:text-align="start" style:justify-single-word="false"/>
      <style:text-properties fo:color="#000000" style:text-line-through-style="none" style:text-line-through-type="none" style:text-underline-style="none" officeooo:rsid="0022baed" officeooo:paragraph-rsid="002c0ff9" style:text-blinking="false" fo:background-color="#ffffff" fo:padding="0cm" fo:border="none"/>
    </style:style>
    <style:style style:name="P21" style:family="paragraph" style:parent-style-name="Standard">
      <style:paragraph-properties fo:text-align="start" style:justify-single-word="false"/>
      <style:text-properties fo:color="#000000" style:text-line-through-style="none" style:text-line-through-type="none" style:text-underline-style="none" officeooo:rsid="002c0ff9" officeooo:paragraph-rsid="002c0ff9" style:text-blinking="false" fo:background-color="#ffffff" fo:padding="0cm" fo:border="none"/>
    </style:style>
    <style:style style:name="P22" style:family="paragraph" style:parent-style-name="Standard">
      <style:paragraph-properties fo:text-align="start" style:justify-single-word="false"/>
      <style:text-properties fo:color="#000000" style:text-line-through-style="none" style:text-line-through-type="none" style:text-underline-style="none" officeooo:rsid="002d9102" officeooo:paragraph-rsid="002d9102" style:text-blinking="false" fo:background-color="#ffffff" fo:padding="0cm" fo:border="none"/>
    </style:style>
    <style:style style:name="P23" style:family="paragraph" style:parent-style-name="Standard">
      <style:paragraph-properties fo:text-align="start" style:justify-single-word="false"/>
      <style:text-properties fo:color="#000000" style:text-line-through-style="none" style:text-line-through-type="none" style:text-underline-style="none" officeooo:rsid="0031662a" officeooo:paragraph-rsid="0031662a" style:text-blinking="false" fo:background-color="#ffffff" fo:padding="0cm" fo:border="none"/>
    </style:style>
    <style:style style:name="P24" style:family="paragraph" style:parent-style-name="Standard">
      <style:paragraph-properties fo:text-align="start" style:justify-single-word="false"/>
      <style:text-properties fo:color="#000000" style:text-line-through-style="none" style:text-line-through-type="none" style:text-underline-style="none" officeooo:rsid="0033128b" officeooo:paragraph-rsid="0033128b" style:text-blinking="false" fo:background-color="#ffffff" fo:padding="0cm" fo:border="none"/>
    </style:style>
    <style:style style:name="P25" style:family="paragraph" style:parent-style-name="Standard">
      <style:paragraph-properties fo:text-align="start" style:justify-single-word="false"/>
      <style:text-properties fo:color="#000000" style:text-line-through-style="none" style:text-line-through-type="none" style:text-underline-style="none" officeooo:rsid="00345f9a" officeooo:paragraph-rsid="00345f9a" style:text-blinking="false" fo:background-color="#ffffff" fo:padding="0cm" fo:border="none"/>
    </style:style>
    <style:style style:name="P26" style:family="paragraph" style:parent-style-name="Standard">
      <style:paragraph-properties fo:text-align="start" style:justify-single-word="false"/>
      <style:text-properties fo:color="#000000" style:text-line-through-style="none" style:text-line-through-type="none" style:text-underline-style="none" officeooo:rsid="00345f9a" officeooo:paragraph-rsid="003b7783" style:text-blinking="false" fo:background-color="#ffffff" fo:padding="0cm" fo:border="none"/>
    </style:style>
    <style:style style:name="P27" style:family="paragraph" style:parent-style-name="Standard">
      <style:paragraph-properties fo:text-align="start" style:justify-single-word="false"/>
      <style:text-properties fo:color="#000000" style:text-line-through-style="none" style:text-line-through-type="none" style:text-underline-style="none" officeooo:rsid="003585fa" officeooo:paragraph-rsid="003e585a" style:text-blinking="false" fo:background-color="#ffffff" fo:padding="0cm" fo:border="none"/>
    </style:style>
    <style:style style:name="P28" style:family="paragraph" style:parent-style-name="Standard">
      <style:paragraph-properties fo:text-align="start" style:justify-single-word="false"/>
      <style:text-properties fo:color="#000000" style:text-line-through-style="none" style:text-line-through-type="none" style:text-underline-style="none" officeooo:rsid="003e585a" officeooo:paragraph-rsid="003e585a" style:text-blinking="false" fo:background-color="#ffffff" fo:padding="0cm" fo:border="none"/>
    </style:style>
    <style:style style:name="P29" style:family="paragraph" style:parent-style-name="Standard">
      <style:paragraph-properties fo:text-align="start" style:justify-single-word="false"/>
      <style:text-properties fo:color="#000000" style:text-line-through-style="none" style:text-line-through-type="none" style:text-underline-style="none" officeooo:rsid="003f1ca9" officeooo:paragraph-rsid="003f1ca9" style:text-blinking="false" fo:background-color="#ffffff" fo:padding="0cm" fo:border="none"/>
    </style:style>
    <style:style style:name="P30" style:family="paragraph" style:parent-style-name="Standard">
      <style:paragraph-properties fo:text-align="start" style:justify-single-word="false"/>
      <style:text-properties fo:color="#000000" style:text-line-through-style="none" style:text-line-through-type="none" style:text-underline-style="none" officeooo:rsid="0040f12a" officeooo:paragraph-rsid="0040f12a" style:text-blinking="false" fo:background-color="#ffffff" fo:padding="0cm" fo:border="none"/>
    </style:style>
    <style:style style:name="P31" style:family="paragraph" style:parent-style-name="Standard">
      <style:paragraph-properties fo:text-align="start" style:justify-single-word="false"/>
      <style:text-properties fo:color="#000000" style:text-line-through-style="none" style:text-line-through-type="none" style:text-underline-style="none" officeooo:rsid="0042f7e8" officeooo:paragraph-rsid="0042f7e8" style:text-blinking="false" fo:background-color="#ffffff" fo:padding="0cm" fo:border="none"/>
    </style:style>
    <style:style style:name="P32" style:family="paragraph" style:parent-style-name="Standard">
      <style:paragraph-properties fo:text-align="start" style:justify-single-word="false"/>
      <style:text-properties fo:color="#000000" style:text-line-through-style="none" style:text-line-through-type="none" style:text-underline-style="none" officeooo:rsid="00491ad1" officeooo:paragraph-rsid="00491ad1" style:text-blinking="false" fo:background-color="#ffffff" fo:padding="0cm" fo:border="none"/>
    </style:style>
    <style:style style:name="P33" style:family="paragraph" style:parent-style-name="Standard">
      <style:paragraph-properties fo:text-align="start" style:justify-single-word="false"/>
      <style:text-properties fo:color="#000000" style:text-line-through-style="none" style:text-line-through-type="none" style:text-underline-style="none" officeooo:rsid="004a163e" officeooo:paragraph-rsid="004a163e" style:text-blinking="false" fo:background-color="#ffffff" fo:padding="0cm" fo:border="none"/>
    </style:style>
    <style:style style:name="P34" style:family="paragraph" style:parent-style-name="Standard">
      <style:paragraph-properties fo:text-align="start" style:justify-single-word="false"/>
      <style:text-properties fo:color="#000000" style:text-line-through-style="none" style:text-line-through-type="none" style:text-underline-style="none" officeooo:rsid="004db576" officeooo:paragraph-rsid="004db576" style:text-blinking="false" fo:background-color="#ffffff" fo:padding="0cm" fo:border="none"/>
    </style:style>
    <style:style style:name="P35" style:family="paragraph" style:parent-style-name="Standard">
      <style:paragraph-properties fo:text-align="start" style:justify-single-word="false"/>
      <style:text-properties fo:color="#000000" style:text-line-through-style="none" style:text-line-through-type="none" style:text-underline-style="none" fo:font-weight="bold" officeooo:rsid="0024bcaf" officeooo:paragraph-rsid="0024bcaf" style:text-blinking="false" fo:background-color="#ffffff" style:font-weight-asian="bold" style:font-weight-complex="bold" fo:padding="0cm" fo:border="none"/>
    </style:style>
    <style:style style:name="P36" style:family="paragraph" style:parent-style-name="Standard">
      <style:paragraph-properties fo:text-align="start" style:justify-single-word="false"/>
      <style:text-properties fo:color="#000000" style:text-line-through-style="none" style:text-line-through-type="none" style:text-underline-style="none" fo:font-weight="bold" officeooo:rsid="003e585a" officeooo:paragraph-rsid="003e585a" style:text-blinking="false" fo:background-color="#ffffff" style:font-weight-asian="bold" style:font-weight-complex="bold" fo:padding="0cm" fo:border="none"/>
    </style:style>
    <style:style style:name="P37" style:family="paragraph" style:parent-style-name="Standard">
      <style:paragraph-properties fo:text-align="start" style:justify-single-word="false"/>
      <style:text-properties fo:color="#000000" style:text-line-through-style="none" style:text-line-through-type="none" style:text-underline-style="none" fo:font-weight="bold" officeooo:rsid="00631a53" officeooo:paragraph-rsid="00631a53" style:text-blinking="false" fo:background-color="#ffffff" style:font-weight-asian="bold" style:font-weight-complex="bold" fo:padding="0cm" fo:border="none"/>
    </style:style>
    <style:style style:name="P38" style:family="paragraph" style:parent-style-name="Standard">
      <style:paragraph-properties fo:text-align="start" style:justify-single-word="false"/>
      <style:text-properties fo:color="#000000" style:text-line-through-style="none" style:text-line-through-type="none" style:text-underline-style="none" fo:font-weight="normal" officeooo:rsid="00625756" officeooo:paragraph-rsid="00625756" style:text-blinking="false" fo:background-color="#ffffff" style:font-weight-asian="normal" style:font-weight-complex="normal" fo:padding="0cm" fo:border="none"/>
    </style:style>
    <style:style style:name="P39" style:family="paragraph" style:parent-style-name="Standard">
      <style:paragraph-properties fo:text-align="start" style:justify-single-word="false"/>
      <style:text-properties fo:color="#000000" style:text-line-through-style="none" style:text-line-through-type="none" style:text-underline-style="none" fo:font-weight="normal" officeooo:rsid="0063ac25" officeooo:paragraph-rsid="0063ac25" style:text-blinking="false" fo:background-color="#ffffff" style:font-weight-asian="normal" style:font-weight-complex="normal" fo:padding="0cm" fo:border="none"/>
    </style:style>
    <style:style style:name="P40" style:family="paragraph" style:parent-style-name="Standard">
      <style:paragraph-properties fo:text-align="start" style:justify-single-word="false"/>
      <style:text-properties fo:color="#000000" style:text-line-through-style="none" style:text-line-through-type="none" style:text-underline-style="none" fo:font-weight="normal" officeooo:rsid="0064106e" officeooo:paragraph-rsid="0064106e" style:text-blinking="false" fo:background-color="#ffffff" style:font-weight-asian="normal" style:font-weight-complex="normal" fo:padding="0cm" fo:border="none"/>
    </style:style>
    <style:style style:name="P41" style:family="paragraph" style:parent-style-name="Standard">
      <style:paragraph-properties fo:text-align="start" style:justify-single-word="false"/>
      <style:text-properties fo:color="#000000" style:text-line-through-style="none" style:text-line-through-type="none" style:text-underline-style="none" fo:font-weight="normal" officeooo:rsid="00645849" officeooo:paragraph-rsid="00645849" style:text-blinking="false" fo:background-color="#ffffff" style:font-weight-asian="normal" style:font-weight-complex="normal" fo:padding="0cm" fo:border="none"/>
    </style:style>
    <style:style style:name="P42" style:family="paragraph" style:parent-style-name="Standard">
      <style:paragraph-properties fo:text-align="start" style:justify-single-word="false"/>
      <style:text-properties fo:color="#000000" style:text-line-through-style="none" style:text-line-through-type="none" style:text-underline-style="none" fo:font-weight="normal" officeooo:rsid="00682323" officeooo:paragraph-rsid="00682323" style:text-blinking="false" fo:background-color="#ffffff" style:font-weight-asian="normal" style:font-weight-complex="normal" fo:padding="0cm" fo:border="none"/>
    </style:style>
    <style:style style:name="P43" style:family="paragraph" style:parent-style-name="Standard">
      <style:text-properties officeooo:rsid="0027687b" officeooo:paragraph-rsid="0027687b"/>
    </style:style>
    <style:style style:name="P44" style:family="paragraph" style:parent-style-name="Standard">
      <style:text-properties officeooo:rsid="0027687b" officeooo:paragraph-rsid="002c0ff9"/>
    </style:style>
    <style:style style:name="P45" style:family="paragraph" style:parent-style-name="Standard">
      <style:text-properties officeooo:rsid="002e13fa" officeooo:paragraph-rsid="002e13fa"/>
    </style:style>
    <style:style style:name="P46" style:family="paragraph" style:parent-style-name="Standard">
      <style:text-properties officeooo:rsid="00272937" officeooo:paragraph-rsid="002e13fa"/>
    </style:style>
    <style:style style:name="P47" style:family="paragraph" style:parent-style-name="Standard">
      <style:text-properties officeooo:rsid="0030eda7" officeooo:paragraph-rsid="0030eda7"/>
    </style:style>
    <style:style style:name="P48" style:family="paragraph" style:parent-style-name="Standard">
      <style:text-properties officeooo:rsid="0031662a" officeooo:paragraph-rsid="0031662a"/>
    </style:style>
    <style:style style:name="P49" style:family="paragraph" style:parent-style-name="Standard">
      <style:text-properties officeooo:rsid="002cb9bd" officeooo:paragraph-rsid="002f1787"/>
    </style:style>
    <style:style style:name="P50" style:family="paragraph" style:parent-style-name="Table_20_Contents">
      <style:text-properties officeooo:rsid="00188c53" officeooo:paragraph-rsid="00188c53"/>
    </style:style>
    <style:style style:name="P51" style:family="paragraph" style:parent-style-name="Table_20_Contents">
      <style:text-properties officeooo:rsid="001a96e7" officeooo:paragraph-rsid="001a96e7"/>
    </style:style>
    <style:style style:name="P52" style:family="paragraph" style:parent-style-name="Table_20_Contents">
      <style:text-properties officeooo:rsid="001b0dce" officeooo:paragraph-rsid="001b0dce"/>
    </style:style>
    <style:style style:name="P53" style:family="paragraph" style:parent-style-name="Table_20_Contents">
      <style:text-properties officeooo:rsid="001c12e1" officeooo:paragraph-rsid="001c12e1"/>
    </style:style>
    <style:style style:name="P54" style:family="paragraph" style:parent-style-name="Table_20_Contents">
      <style:text-properties officeooo:rsid="00253300" officeooo:paragraph-rsid="00253300"/>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start" style:justify-single-word="false"/>
      <style:text-properties officeooo:rsid="0033128b" officeooo:paragraph-rsid="0033128b"/>
    </style:style>
    <style:style style:name="P57" style:family="paragraph" style:parent-style-name="Table_20_Contents">
      <style:paragraph-properties fo:text-align="start" style:justify-single-word="false"/>
      <style:text-properties officeooo:rsid="00345f9a" officeooo:paragraph-rsid="00345f9a"/>
    </style:style>
    <style:style style:name="P58" style:family="paragraph" style:parent-style-name="Standard">
      <style:text-properties fo:font-weight="bold" officeooo:rsid="001361cf" officeooo:paragraph-rsid="001361cf" style:font-weight-asian="bold" style:font-weight-complex="bold"/>
    </style:style>
    <style:style style:name="P59" style:family="paragraph" style:parent-style-name="Standard">
      <style:text-properties officeooo:rsid="0027687b" officeooo:paragraph-rsid="006e6249"/>
    </style:style>
    <style:style style:name="P60" style:family="paragraph" style:parent-style-name="Standard">
      <style:paragraph-properties fo:text-align="start" style:justify-single-word="false"/>
      <style:text-properties fo:color="#000000" style:text-line-through-style="none" style:text-line-through-type="none" style:text-underline-style="none" officeooo:rsid="0022baed" officeooo:paragraph-rsid="004d443a" style:text-blinking="false" fo:background-color="#ffffff" fo:padding="0cm" fo:border="none"/>
    </style:style>
    <style:style style:name="P61" style:family="paragraph" style:parent-style-name="Standard">
      <style:paragraph-properties fo:text-align="start" style:justify-single-word="false"/>
      <style:text-properties fo:color="#000000" style:text-line-through-style="none" style:text-line-through-type="none" style:text-underline-style="none" fo:font-weight="bold" officeooo:rsid="004db576" officeooo:paragraph-rsid="004db576" style:text-blinking="false" fo:background-color="#ffffff" style:font-weight-asian="bold" style:font-weight-complex="bold" fo:padding="0cm" fo:border="none"/>
    </style:style>
    <style:style style:name="P62" style:family="paragraph" style:parent-style-name="Standard">
      <style:paragraph-properties fo:text-align="start" style:justify-single-word="false"/>
      <style:text-properties fo:color="#000000" style:text-line-through-style="none" style:text-line-through-type="none" style:text-underline-style="none" fo:font-weight="bold" officeooo:rsid="0024bcaf" officeooo:paragraph-rsid="00241456" style:text-blinking="false" fo:background-color="#ffffff" style:font-weight-asian="bold" style:font-weight-complex="bold" fo:padding="0cm" fo:border="none"/>
    </style:style>
    <style:style style:name="P63" style:family="paragraph" style:parent-style-name="Standard">
      <style:paragraph-properties fo:text-align="start" style:justify-single-word="false"/>
      <style:text-properties fo:color="#000000" style:text-line-through-style="none" style:text-line-through-type="none" style:text-underline-style="none" fo:font-weight="normal" officeooo:rsid="00682323" officeooo:paragraph-rsid="00692603" style:text-blinking="false" fo:background-color="#ffffff" style:font-weight-asian="normal" style:font-weight-complex="normal" fo:padding="0cm" fo:border="none"/>
    </style:style>
    <style:style style:name="P64" style:family="paragraph" style:parent-style-name="Standard">
      <style:paragraph-properties fo:text-align="start" style:justify-single-word="false"/>
      <style:text-properties officeooo:paragraph-rsid="006a3b5a"/>
    </style:style>
    <style:style style:name="P65" style:family="paragraph" style:parent-style-name="Standard">
      <style:paragraph-properties fo:text-align="start" style:justify-single-word="false"/>
      <style:text-properties officeooo:rsid="00241456" officeooo:paragraph-rsid="00241456"/>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agraph-properties fo:text-align="center"/>
    </style:style>
    <style:style style:name="P69" style:family="paragraph">
      <style:paragraph-properties fo:text-align="center"/>
      <style:text-properties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151efa"/>
    </style:style>
    <style:style style:name="T4" style:family="text">
      <style:text-properties officeooo:rsid="0018f776"/>
    </style:style>
    <style:style style:name="T5" style:family="text">
      <style:text-properties officeooo:rsid="001a96e7"/>
    </style:style>
    <style:style style:name="T6" style:family="text">
      <style:text-properties officeooo:rsid="001dbf86"/>
    </style:style>
    <style:style style:name="T7" style:family="text">
      <style:text-properties officeooo:rsid="002c0ff9"/>
    </style:style>
    <style:style style:name="T8" style:family="text">
      <style:text-properties officeooo:rsid="002cb9bd"/>
    </style:style>
    <style:style style:name="T9" style:family="text">
      <style:text-properties officeooo:rsid="0031662a"/>
    </style:style>
    <style:style style:name="T10" style:family="text">
      <style:text-properties officeooo:rsid="003623e0"/>
    </style:style>
    <style:style style:name="T11" style:family="text">
      <style:text-properties fo:color="#000000" style:text-line-through-style="none" style:text-line-through-type="none" style:text-underline-style="none" style:text-blinking="false" fo:background-color="#ffffff" loext:char-shading-value="0" fo:padding="0cm" fo:border="none"/>
    </style:style>
    <style:style style:name="T12" style:family="text">
      <style:text-properties officeooo:rsid="003b7783"/>
    </style:style>
    <style:style style:name="T13" style:family="text">
      <style:text-properties officeooo:rsid="0042997e"/>
    </style:style>
    <style:style style:name="T14" style:family="text">
      <style:text-properties officeooo:rsid="004b29c1"/>
    </style:style>
    <style:style style:name="T15" style:family="text">
      <style:text-properties officeooo:rsid="00504f64"/>
    </style:style>
    <style:style style:name="T16" style:family="text">
      <style:text-properties officeooo:rsid="006880d9"/>
    </style:style>
    <style:style style:name="T17" style:family="text">
      <style:text-properties officeooo:rsid="00692603"/>
    </style:style>
    <style:style style:name="T18" style:family="text">
      <style:text-properties officeooo:rsid="001361cf"/>
    </style:style>
    <style:style style:name="T19" style:family="text">
      <style:text-properties officeooo:rsid="00731c79"/>
    </style:style>
    <style:style style:name="T20"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c5000b"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99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1054_476736014" text:style-name="Index_20_Link" text:visited-style-name="Index_20_Link">What is Data Modeling<text:tab/>1</text:a></text:p>
          <text:p text:style-name="P67"><text:a xlink:type="simple" xlink:href="#__RefHeading__1056_476736014" text:style-name="Index_20_Link" text:visited-style-name="Index_20_Link">What is Stochastic Model<text:tab/>1</text:a></text:p>
          <text:p text:style-name="P67"><text:a xlink:type="simple" xlink:href="#__RefHeading__1058_476736014" text:style-name="Index_20_Link" text:visited-style-name="Index_20_Link">Comparison of Deterministic and Stochastic model<text:tab/>1</text:a></text:p>
          <text:p text:style-name="P67"><text:a xlink:type="simple" xlink:href="#__RefHeading__1060_476736014" text:style-name="Index_20_Link" text:visited-style-name="Index_20_Link">Steps to build stochastic model<text:tab/>2</text:a></text:p>
          <text:p text:style-name="P67"><text:a xlink:type="simple" xlink:href="#__RefHeading__1062_476736014" text:style-name="Index_20_Link" text:visited-style-name="Index_20_Link">Monte Carlo Simulation:<text:tab/>2</text:a></text:p>
          <text:p text:style-name="P66"><text:a xlink:type="simple" xlink:href="#__RefHeading__1064_476736014" text:style-name="Index_20_Link" text:visited-style-name="Index_20_Link">Example of Simple Monte Carlo<text:tab/>2</text:a></text:p>
          <text:p text:style-name="P67"><text:a xlink:type="simple" xlink:href="#__RefHeading__1066_476736014" text:style-name="Index_20_Link" text:visited-style-name="Index_20_Link">Advantage of Monte Carlo method<text:tab/>4</text:a></text:p>
          <text:p text:style-name="P67"><text:a xlink:type="simple" xlink:href="#__RefHeading__1068_476736014" text:style-name="Index_20_Link" text:visited-style-name="Index_20_Link">Monte Carlo simulation in R<text:tab/>4</text:a></text:p>
        </text:index-body>
      </text:table-of-content>
      <text:h text:style-name="Heading_20_1" text:outline-level="1"><text:bookmark-start text:name="__RefHeading__1054_476736014"/>What is Data Modeling<text:bookmark-end text:name="__RefHeading__1054_476736014"/></text:h>
      <text:p text:style-name="P43">Model : It is simplification of the real system in order to control and understand it and most important predict it.</text:p>
      <text:p text:style-name="P43">1) Plan <text:span text:style-name="T7">the </text:span>objective of model</text:p>
      <text:p text:style-name="P43">2) Plan how to test the model</text:p>
      <text:p text:style-name="P43">3) Collect the data for model</text:p>
      <text:p text:style-name="P43">4) Analyze the data to estimate the parameter in model.</text:p>
      <text:p text:style-name="P43"/>
      <text:h text:style-name="Heading_20_1" text:outline-level="1"><text:bookmark-start text:name="__RefHeading__1056_476736014"/><text:span text:style-name="T7">What is </text:span>Stochastic Model<text:bookmark-end text:name="__RefHeading__1056_476736014"/></text:h>
      <text:p text:style-name="P58"/>
      <text:p text:style-name="P2">A <text:span text:style-name="T1">stochastic model</text:span> is a tool for <text:span text:style-name="T3">modeling data where uncertainty is present with the input. When input has certain uncertainty or probability associated with it then output will also have some probability associated with it.</text:span></text:p>
      <text:p text:style-name="P2"/>
      <text:p text:style-name="P8">Input : <text:s/></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row>
          <table:table-cell table:style-name="Table2.A1" office:value-type="string">
            <text:p text:style-name="P53">1</text:p>
          </table:table-cell>
          <table:table-cell table:style-name="Table2.A1" office:value-type="string">
            <text:p text:style-name="P53">2</text:p>
          </table:table-cell>
          <table:table-cell table:style-name="Table2.A1" office:value-type="string">
            <text:p text:style-name="P53">3</text:p>
          </table:table-cell>
          <table:table-cell table:style-name="Table2.A1" office:value-type="string">
            <text:p text:style-name="P53">4</text:p>
          </table:table-cell>
          <table:table-cell table:style-name="Table2.A1" office:value-type="string">
            <text:p text:style-name="P53">5</text:p>
          </table:table-cell>
          <table:table-cell table:style-name="Table2.F1" office:value-type="string">
            <text:p text:style-name="P53">6</text:p>
          </table:table-cell>
        </table:table-row>
        <table:table-row>
          <table:table-cell table:style-name="Table2.A2" office:value-type="string">
            <text:p text:style-name="Table_20_Contents">.<text:span text:style-name="T6">1</text:span></text:p>
          </table:table-cell>
          <table:table-cell table:style-name="Table2.A2" office:value-type="string">
            <text:p text:style-name="Table_20_Contents">.<text:span text:style-name="T6">2</text:span></text:p>
          </table:table-cell>
          <table:table-cell table:style-name="Table2.A2" office:value-type="string">
            <text:p text:style-name="Table_20_Contents">.<text:span text:style-name="T6">3</text:span></text:p>
          </table:table-cell>
          <table:table-cell table:style-name="Table2.A2" office:value-type="string">
            <text:p text:style-name="Table_20_Contents">.<text:span text:style-name="T6">3</text:span></text:p>
          </table:table-cell>
          <table:table-cell table:style-name="Table2.A2" office:value-type="string">
            <text:p text:style-name="Table_20_Contents">.<text:span text:style-name="T6">2</text:span></text:p>
          </table:table-cell>
          <table:table-cell table:style-name="Table2.F2" office:value-type="string">
            <text:p text:style-name="Table_20_Contents">.<text:span text:style-name="T6">1</text:span></text:p>
          </table:table-cell>
        </table:table-row>
      </table:table>
      <text:p text:style-name="P8"><text:s/></text:p>
      <text:p text:style-name="P12"><text:s text:c="2"/></text:p>
      <text:p text:style-name="P7">Hence stochastic modeling helps in predicting outcome for variable inputs.</text:p>
      <text:p text:style-name="P13">The word stochastic has originated from greek work stokhazesthai which means to guess. The opposite of stochastic is deterministic model which predicts the outcome with 100% certainty.</text:p>
      <text:p text:style-name="P1"/>
      <text:h text:style-name="Heading_20_1" text:outline-level="1"><text:bookmark-start text:name="__RefHeading__1058_476736014"/>Comparison of Deterministic and Stochastic model<text:bookmark-end text:name="__RefHeading__1058_476736014"/></text:h>
      <text:p text:style-name="P5"/>
      <table:table table:name="Table1" table:style-name="Table1">
        <table:table-column table:style-name="Table1.A"/>
        <table:table-column table:style-name="Table1.B"/>
        <table:table-row>
          <table:table-cell table:style-name="Table1.A1" office:value-type="string">
            <text:p text:style-name="P50"><draw:line text:anchor-type="paragraph" draw:z-index="0" draw:style-name="gr1" draw:text-style-name="P68" svg:x1="10.735cm" svg:y1="1.028cm" svg:x2="10.806cm" svg:y2="4.632cm"><text:p/></draw:line><draw:path text:anchor-type="paragraph" draw:z-index="2" draw:style-name="gr1" draw:text-style-name="P68" svg:width="2.855cm" svg:height="2.586cm" svg:x="10.857cm" svg:y="1.69cm" svg:viewBox="0 0 2856 2587" svg:d="M0 2575c189 32 376-6 557-51 299-73 565-239 819-436 189-146 437-233 591-418 157-188 348-359 435-590 75-196 258-323 279-540l87-193 52-225 36-122"><text:p/></draw:path><draw:path text:anchor-type="paragraph" draw:z-index="3" draw:style-name="gr2" draw:text-style-name="P68" svg:width="3.202cm" svg:height="2.49cm" draw:transform="rotate (1.5707963267949) translate (10.942415574499cm 4.33563888888889cm)" svg:viewBox="0 0 3203 2491" svg:d="M0 20c263-100 416 199 540 365 174 235-445 469 53 452 465-16 337-71 365 349 35 535-76 5 104 418 150 346-2 265 436 261 178-1 622-155 208 295-161 174 500-81 679 157 158 212 418 21 610 157l208 17h-17"><text:p/></draw:path><draw:path text:anchor-type="paragraph" draw:z-index="4" draw:style-name="gr3" draw:text-style-name="P68" svg:width="3.514cm" svg:height="3.159cm" svg:x="11.031cm" svg:y="1.325cm" svg:viewBox="0 0 3515 3160" svg:d="M0 3150c171-63 358 141 487-157 109-254 402 217 540-68 86-180 269-438 453-332 300 173 257-180 330-296 121-196 454 28 488-279 19-171 76-388 330-401 369-17 124-322 104-522-26-257 184-351 350-418 395-159-135-326 51-555l243-53 139-69"><text:p/></draw:path><draw:caption text:anchor-type="paragraph" draw:z-index="6" draw:style-name="gr4" draw:text-style-name="P69" svg:width="2.366cm" svg:height="0.655cm" svg:x="15.732cm" svg:y="2.84cm" draw:caption-point-x="-2.298cm" draw:caption-point-y="-0.453cm"><text:p text:style-name="P68"><text:span text:style-name="T20">Deterministic Output</text:span></text:p></draw:caption><draw:caption text:anchor-type="paragraph" draw:z-index="7" draw:style-name="gr5" svg:width="2.647cm" svg:height="0.994cm" svg:x="15.73cm" svg:y="0.175cm" draw:caption-point-x="-1.183cm" draw:caption-point-y="1.15cm"><text:p><text:span text:style-name="T20">Stochastic Output </text:span><text:span text:style-name="T20">which can be </text:span><text:span text:style-name="T20">anything between </text:span><text:span text:style-name="T20">two red lines</text:span></text:p></draw:caption>Deterministic</text:p>
          </table:table-cell>
          <table:table-cell table:style-name="Table1.B1" office:value-type="string">
            <text:p text:style-name="P50">Stochastic</text:p>
          </table:table-cell>
        </table:table-row>
        <table:table-row>
          <table:table-cell table:style-name="Table1.A2" office:value-type="string">
            <text:p text:style-name="P50">output is same for similar input</text:p>
          </table:table-cell>
          <table:table-cell table:style-name="Table1.B2" office:value-type="string">
            <text:p text:style-name="P50">Output might be different for same input</text:p>
          </table:table-cell>
        </table:table-row>
        <table:table-row>
          <table:table-cell table:style-name="Table1.A2" office:value-type="string">
            <text:p text:style-name="P51">It has one solution to one problem.</text:p>
          </table:table-cell>
          <table:table-cell table:style-name="Table1.B2" office:value-type="string">
            <text:p text:style-name="P51">Might have more than one solution to single problem.</text:p>
          </table:table-cell>
        </table:table-row>
        <table:table-row>
          <table:table-cell table:style-name="Table1.A2" office:value-type="string">
            <text:p text:style-name="P52">N(t+1)=N(t) Y</text:p>
          </table:table-cell>
          <table:table-cell table:style-name="Table1.B2" office:value-type="string">
            <text:p text:style-name="P52">N(t+1)=N(t) Y(T)</text:p>
            <text:p text:style-name="P52"><draw:line text:anchor-type="paragraph" draw:z-index="1" draw:style-name="gr1" draw:text-style-name="P68" svg:x1="5.914cm" svg:y1="0.549cm" svg:x2="10.37cm" svg:y2="0.567cm"><text:p/></draw:line><draw:line text:anchor-type="paragraph" draw:z-index="5" draw:style-name="gr1" draw:text-style-name="P68" svg:x1="9.952cm" svg:y1="0.931cm" svg:x2="9.952cm" svg:y2="1.07cm"><text:p/></draw:line>Y(T) is determined by a probability model.</text:p>
          </table:table-cell>
        </table:table-row>
        <text:soft-page-break/>
        <table:table-row>
          <table:table-cell table:style-name="Table1.A2" office:value-type="string">
            <text:p text:style-name="P52"/>
          </table:table-cell>
          <table:table-cell table:style-name="Table1.B2" office:value-type="string">
            <text:p text:style-name="P54">Input has some kind of randomness. </text:p>
          </table:table-cell>
        </table:table-row>
      </table:table>
      <text:p text:style-name="P5"/>
      <text:h text:style-name="Heading_20_1" text:outline-level="1"><text:bookmark-start text:name="__RefHeading__1060_476736014"/>Steps to build stochastic model<text:bookmark-end text:name="__RefHeading__1060_476736014"/></text:h>
      <text:p text:style-name="P4"/>
      <text:p text:style-name="P4">1. <text:span text:style-name="T4">Create a sample space. ( list of possible outocomes)</text:span></text:p>
      <text:p text:style-name="P6">2. Assign the probability to sample space</text:p>
      <text:p text:style-name="P6">3. Identify the events of interest.</text:p>
      <text:p text:style-name="P6">4. Calculate the probability for the events of interest.</text:p>
      <text:p text:style-name="P44"/>
      <text:p text:style-name="P59"><text:span text:style-name="T2">State Space:</text:span> Set of values which a process can take</text:p>
      <text:p text:style-name="P44"><text:span text:style-name="T2">Random number</text:span>: Let us f is a random number generator and f(N) will generate a random number &gt;0 and &lt; N.<text:span text:style-name="T18">. The random variation is usually based on fluctuations observed in historical data for a selected period using standard time-series techniques.</text:span></text:p>
      <text:h text:style-name="Heading_20_1" text:outline-level="1"><text:bookmark-start text:name="__RefHeading__1062_476736014"/>Monte Carlo Simulation:<text:bookmark-end text:name="__RefHeading__1062_476736014"/></text:h>
      <text:p text:style-name="P3">The <text:a xlink:type="simple" xlink:href="http://www.investopedia.com/terms/m/montecarlosimulation.asp">Monte Carlo simulation</text:a> is <text:span text:style-name="T5">an</text:span> example of a stochastic model. <text:span text:style-name="T8">This technique is used by professional in wide variety of fields as finance, project management, energy, manufacturing, engineering, research and development. This technique was first developed by Stanislaw Ulam while working on atom bomb. It was named after the famous Casino de Monte Carlo in Monaco. </text:span></text:p>
      <text:p text:style-name="P3"/>
      <text:p text:style-name="P49">Monte carlo helps the decision maker by providing a range of outcome along with their probability. Due to this feature it is helpful in understanding the risk and uncertainty in project management, costing, risk analysis and stock market.</text:p>
      <text:p text:style-name="P45"/>
      <text:p text:style-name="P47">1. Identify a mathematical model of process you want to explore.</text:p>
      <text:p text:style-name="P47">2. Define the parameters like mean and standard deviation for each factor of your model</text:p>
      <text:p text:style-name="P48">3. Create random data according to those parameters.</text:p>
      <text:p text:style-name="P48">4. Simulate and analyze the output of the process.</text:p>
      <text:p text:style-name="P46"/>
      <text:p text:style-name="P21">Types of Monte Carlo</text:p>
      <text:p text:style-name="P20"/>
      <text:p text:style-name="P20"><text:span text:style-name="T7">1. S</text:span>imple <text:span text:style-name="T7">Monte Carlo</text:span></text:p>
      <text:p text:style-name="P20"><text:span text:style-name="T7">2. T</text:span>wo stage <text:span text:style-name="T7">Monte Carlo</text:span>, </text:p>
      <text:p text:style-name="P20"><text:span text:style-name="T7">3. </text:span>Mixture modelling </text:p>
      <text:p text:style-name="P20"><text:span text:style-name="T7">4. M</text:span>arkov <text:span text:style-name="T7">C</text:span>hain <text:span text:style-name="T7">Monte Carlo</text:span></text:p>
      <text:p text:style-name="P20"/>
      <text:h text:style-name="Heading_20_2" text:outline-level="2"><text:bookmark-start text:name="__RefHeading__1064_476736014"/><text:span text:style-name="T9">Example of </text:span>Simple Monte Carlo<text:bookmark-end text:name="__RefHeading__1064_476736014"/></text:h>
      <text:p text:style-name="P22"/>
      <text:p text:style-name="P23">Define mathematical model</text:p>
      <text:p text:style-name="P24">Let us say we have a equation y=x2</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5"/>
          </table:table-cell>
          <table:table-cell table:style-name="Table3.A1" office:value-type="string">
            <text:p text:style-name="P56">Name</text:p>
          </table:table-cell>
          <table:table-cell table:style-name="Table3.A1" office:value-type="string">
            <text:p text:style-name="P56">Distribution</text:p>
          </table:table-cell>
          <table:table-cell table:style-name="Table3.D1" office:value-type="string">
            <text:p text:style-name="P56">Mean/SD</text:p>
          </table:table-cell>
        </table:table-row>
        <table:table-row>
          <table:table-cell table:style-name="Table3.A2" office:value-type="string">
            <text:p text:style-name="P56">x</text:p>
          </table:table-cell>
          <table:table-cell table:style-name="Table3.A2" office:value-type="string">
            <text:p text:style-name="P55"/>
          </table:table-cell>
          <table:table-cell table:style-name="Table3.A2" office:value-type="string">
            <text:p text:style-name="P55"/>
          </table:table-cell>
          <table:table-cell table:style-name="Table3.D2" office:value-type="string">
            <text:p text:style-name="P55"/>
          </table:table-cell>
        </table:table-row>
        <table:table-row>
          <table:table-cell table:style-name="Table3.A2" office:value-type="string">
            <text:p text:style-name="P56">y</text:p>
          </table:table-cell>
          <table:table-cell table:style-name="Table3.A2" office:value-type="string">
            <text:p text:style-name="P55"/>
          </table:table-cell>
          <table:table-cell table:style-name="Table3.A2" office:value-type="string">
            <text:p text:style-name="P55"/>
          </table:table-cell>
          <table:table-cell table:style-name="Table3.D2" office:value-type="string">
            <text:p text:style-name="P55"/>
          </table:table-cell>
        </table:table-row>
        <table:table-row>
          <table:table-cell table:style-name="Table3.A2" office:value-type="string">
            <text:p text:style-name="P57">z</text:p>
          </table:table-cell>
          <table:table-cell table:style-name="Table3.A2" office:value-type="string">
            <text:p text:style-name="P55"/>
          </table:table-cell>
          <table:table-cell table:style-name="Table3.A2" office:value-type="string">
            <text:p text:style-name="P55"/>
          </table:table-cell>
          <table:table-cell table:style-name="Table3.D2" office:value-type="string">
            <text:p text:style-name="P55"/>
          </table:table-cell>
        </table:table-row>
      </table:table>
      <text:p text:style-name="P24"/>
      <text:p text:style-name="P25"><text:soft-page-break/>Let us say the model is <text:s/>z~x+y+z</text:p>
      <text:p text:style-name="P36">Input</text:p>
      <text:p text:style-name="P26">Now need to define how many iterations we need to do <text:span text:style-name="T12">like 50,000. By iterations we mean how much sample data is generated from probability distribution and this model will be run on all these samples. We also define the limits for output.</text:span></text:p>
      <text:p text:style-name="P36">Output</text:p>
      <text:p text:style-name="P27">Simulation will give us a graph and output. </text:p>
      <text:p text:style-name="P28"><text:span text:style-name="T2">Probabilistic resul</text:span>t- It will give us the probability of each outcome.</text:p>
      <text:p text:style-name="P29"><text:span text:style-name="T2">Graphical result</text:span>- On the basis of data generated by monte carlo graph is generated.</text:p>
      <text:p text:style-name="P30"><text:span text:style-name="T2">Sensitivity analysis</text:span>- Monte Carlo helps us in finding which input has biggest impact on the bottom line results</text:p>
      <text:p text:style-name="P30"><text:span text:style-name="T2">Scenerio Analysis</text:span>- <text:span text:style-name="T13">It helps in finding out the reason of certain output. i.e for a certain output what was the set of input.</text:span></text:p>
      <text:p text:style-name="P31"><text:span text:style-name="T2">Correlation of inputs</text:span>- <text:s/>We can model independent inputs and find correlation between them.</text:p>
      <text:p text:style-name="P27"/>
      <text:p text:style-name="P27">It<text:span text:style-name="T10"> will give us the detail when the output is outside the limits. Now can change the inputs so that we get output in our defined limits.</text:span></text:p>
      <text:p text:style-name="P20"/>
      <text:p text:style-name="P20"/>
      <text:p text:style-name="P61">Example 1:</text:p>
      <text:p text:style-name="P32">Profit=(249-ci-cp)*<text:span text:style-name="T15">14000</text:span>-1000000</text:p>
      <text:p text:style-name="P32">ci=direct labor cost<text:span text:style-name="T14">=(43,44,45,46,47)(.1,.2,.4,.2,.1) normal distribution</text:span></text:p>
      <text:p text:style-name="P32">cp=parts cost per unit. <text:span text:style-name="T14">(80,90,100) (1/20) uniform distribution</text:span></text:p>
      <text:p text:style-name="P32">d=first year demand</text:p>
      <text:p text:style-name="P32">administrative cost=1000000</text:p>
      <text:p text:style-name="P32"/>
      <text:p text:style-name="P33">Base case scenerio=<text:tab/>710000 rupees</text:p>
      <text:p text:style-name="P33">best case scenerio=2780,000</text:p>
      <text:p text:style-name="P32"/>
      <text:p text:style-name="P60"/>
      <text:p text:style-name="P61">Example 2:</text:p>
      <text:p text:style-name="P34">Let us say we have two variable</text:p>
      <text:p text:style-name="P14">norm.simulated&lt;-rnorm(n=100, mean=5, sd=2)</text:p>
      <text:p text:style-name="P14">par(mfrow=c(3,1))</text:p>
      <text:p text:style-name="P14">plot(norm.simulated)</text:p>
      <text:p text:style-name="P14">hist(norm.simulated)</text:p>
      <text:p text:style-name="P14">hist(norm.simulated, freq=F)</text:p>
      <text:p text:style-name="P14"/>
      <text:p text:style-name="P14">curve(dnorm(x,mean=5, sd=2), from=0, to=10, add=T, col=”red”)</text:p>
      <text:p text:style-name="P14">## let us see the summary stat of this simulation</text:p>
      <text:p text:style-name="P14">mean(norm.simulated)</text:p>
      <text:p text:style-name="P15"><text:line-break/></text:p>
      <text:p text:style-name="P16">x&lt;-c(109,65,22,3,1)</text:p>
      <text:p text:style-name="P16">k&lt;-c(0,1,2,3,4)</text:p>
      <text:p text:style-name="P16">barplot(x,names.arg=k,main=”Frequency distribution”)</text:p>
      <text:p text:style-name="P17">p&lt;-x/sum(x)</text:p>
      <text:p text:style-name="P17">p</text:p>
      <text:p text:style-name="P17">sample mean=sum(p*k)</text:p>
      <text:p text:style-name="P17">variance=sum(x*(k-r)^2)/199)</text:p>
      <text:p text:style-name="P17">Now the sample mean and variance shows that it is poission distribution fit the data.</text:p>
      <text:p text:style-name="P17">Let us find poission density function</text:p>
      <text:p text:style-name="P17"><text:soft-page-break/>f&lt;-dpois(k,r)</text:p>
      <text:p text:style-name="P17">floor(200*f) ## expected counts</text:p>
      <text:p text:style-name="P17">x ## obserbed counts</text:p>
      <text:p text:style-name="P9"/>
      <text:h text:style-name="Heading_20_1" text:outline-level="1"><text:bookmark-start text:name="__RefHeading__1066_476736014"/><text:span text:style-name="T11">Advantage of Monte Carlo method</text:span><text:bookmark-end text:name="__RefHeading__1066_476736014"/></text:h>
      <text:p text:style-name="P10"/>
      <text:p text:style-name="P18">1) Complex aggregations</text:p>
      <text:p text:style-name="P18">2) Incorporating uncertainty into analysis</text:p>
      <text:p text:style-name="P18">3)Exploring unintutive result</text:p>
      <text:p text:style-name="P18">4) Simplificatiom of complex system</text:p>
      <text:p text:style-name="P10"/>
      <text:p text:style-name="P18">Good for insurance, sports and demographics ( we know complete set of actions)</text:p>
      <text:p text:style-name="P18">and bad for market prices, biological system ( we do not know complete set of actions)</text:p>
      <text:p text:style-name="P19">today stock price=yesterday stock price * e^r</text:p>
      <text:p text:style-name="P11"/>
      <text:p text:style-name="P11">r=periodic daily rate of return</text:p>
      <text:p text:style-name="P19">Drift=Expected Periodic daily rate of return : The rate of change each day that has the greatest odds of ocurring.</text:p>
      <text:p text:style-name="P19">Average of the historical periodic daily return – sigma^2/2</text:p>
      <text:p text:style-name="P19">Risk free rate -Variance/2</text:p>
      <text:p text:style-name="P11"><text:span text:style-name="T11">r=mu-sigma^2/2</text:span></text:p>
      <text:p text:style-name="P62"/>
      <text:h text:style-name="Heading_20_1" text:outline-level="1"><text:bookmark-start text:name="__RefHeading__1068_476736014"/>Monte Carlo <text:span text:style-name="T19">simulation in R</text:span><text:bookmark-end text:name="__RefHeading__1068_476736014"/></text:h>
      <text:p text:style-name="P35"/>
      <text:p text:style-name="P37">Example-1</text:p>
      <text:p text:style-name="P38"/>
      <text:p text:style-name="P38">conc &lt;- 10 </text:p>
      <text:p text:style-name="P38">cook &lt;- mcstoc(rempiricalD, values=c(1,1/5,1/50), prob=c(0.027,0.373,0.600)) </text:p>
      <text:p text:style-name="P38">serving &lt;- mcstoc(rgamma,shape=3.93,rate=0.0806) </text:p>
      <text:p text:style-name="P38">expo &lt;- conc * cook * serving </text:p>
      <text:p text:style-name="P38">dose &lt;- mcstoc(rpois,lambda=expo) </text:p>
      <text:p text:style-name="P38">r &lt;- 0.001 </text:p>
      <text:p text:style-name="P38">risk &lt;- 1-(1-r)^dose </text:p>
      <text:p text:style-name="P38">EC1 &lt;- mc(cook,serving,expo,dose,risk) </text:p>
      <text:p text:style-name="P38">print(EC1)</text:p>
      <text:p text:style-name="P39">summary(EC1)</text:p>
      <text:p text:style-name="P39">plot(EC1)</text:p>
      <text:p text:style-name="P40">hist(EC1)</text:p>
      <text:p text:style-name="P40"/>
      <text:p text:style-name="P41">Example2</text:p>
      <text:p text:style-name="P41"/>
      <text:p text:style-name="P42">library(mc2d)</text:p>
      <text:p text:style-name="P42">ndvar(100<text:span text:style-name="T16">0</text:span>)</text:p>
      <text:p text:style-name="P42">labourcost=mcstoc(rempiricalD,values=c(43,44,45,46,47),prob=c(.1,.2,.4,.2,.1)) </text:p>
      <text:p text:style-name="P42">partcost=mcstoc(rempiricalD,values=c(80,90,100),prob=c(.0<text:span text:style-name="T16">2</text:span>,.05,.0<text:span text:style-name="T16">3</text:span>))</text:p>
      <text:p text:style-name="P42">profit=((249-labourcost-partcost)*14000)-1000000</text:p>
      <text:p text:style-name="P42">EC2&lt;-mc(labourcost,partcost,profit)</text:p>
      <text:p text:style-name="P42">print(EC2)</text:p>
      <text:p text:style-name="P42">summary(EC2)</text:p>
      <text:p text:style-name="P42"><text:soft-page-break/>plot(EC2)</text:p>
      <text:p text:style-name="P42">hist(EC2)</text:p>
      <text:p text:style-name="P42"/>
      <text:p text:style-name="P6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fo:keep-with-next="alway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23:59:00.792268737</meta:creation-date>
    <meta:editing-duration>PT1H29M15S</meta:editing-duration>
    <meta:editing-cycles>28</meta:editing-cycles>
    <meta:generator>LibreOffice/4.2.8.2$Linux_X86_64 LibreOffice_project/420m0$Build-2</meta:generator>
    <dc:date>2017-07-19T16:47:51.979863036</dc:date>
    <meta:document-statistic meta:table-count="3" meta:image-count="0" meta:object-count="0" meta:page-count="5" meta:paragraph-count="153" meta:word-count="933" meta:character-count="6162" meta:non-whitespace-character-count="5356"/>
  </office:meta>
</office:document-meta>
</file>